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b4794" draw:textarea-horizontal-align="justify" draw:textarea-vertical-align="middle" draw:auto-grow-height="false" fo:min-height="14.25cm" fo:min-width="22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7.628cm"/>
    </style:style>
    <style:style style:name="gr3" style:family="graphic" style:parent-style-name="objectwithoutfill">
      <style:graphic-properties svg:stroke-width="0.08cm" svg:stroke-color="#ffffff" draw:marker-start-width="0.17cm" draw:marker-end-width="0.17cm" draw:stroke-linejoin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17.628cm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 fo:min-height="4.75cm" fo:min-width="6.7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75cm" fo:min-width="13.5cm" style:protect="size"/>
    </style:style>
    <style:style style:name="gr7" style:family="graphic" style:parent-style-name="standard">
      <style:graphic-properties svg:stroke-width="0.08cm" svg:stroke-color="#ffffff" draw:marker-start-width="0.45cm" draw:marker-end-width="0.45cm" draw:fill="solid" draw:fill-color="#000000" draw:opacity="0%" draw:textarea-horizontal-align="justify" draw:textarea-vertical-align="middle" draw:auto-grow-height="false" fo:min-height="5.17cm" fo:min-width="19.92cm" fo:padding-top="0.165cm" fo:padding-bottom="0.165cm" fo:padding-left="0.29cm" fo:padding-right="0.29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7.62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04cm" fo:min-width="0cm" style:protect="siz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74cm" fo:min-width="0cm" style:protect="size"/>
    </style:style>
    <style:style style:name="P1" style:family="paragraph">
      <loext:graphic-properties draw:fill="solid" draw:fill-color="#6b4794"/>
      <style:paragraph-properties fo:text-align="center"/>
    </style:style>
    <style:style style:name="P2" style:family="paragraph">
      <style:paragraph-properties>
        <style:tab-stops>
          <style:tab-stop style:position="6.197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6.51cm"/>
        </style:tab-stops>
      </style:paragraph-properties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-color="#dc2300"/>
      <style:paragraph-properties fo:text-align="center"/>
    </style:style>
    <style:style style:name="P8" style:family="paragraph"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</style:style>
    <style:style style:name="P9" style:family="paragraph">
      <loext:graphic-properties draw:fill="none" draw:fill-color="#ffffff"/>
      <style:paragraph-properties>
        <style:tab-stops>
          <style:tab-stop style:position="1.493cm"/>
          <style:tab-stop style:position="7.792cm"/>
          <style:tab-stop style:position="14.909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000000" draw:opacity="0%"/>
      <style:paragraph-properties fo:text-align="center"/>
    </style:style>
    <style:style style:name="P12" style:family="paragraph"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</style:style>
    <style:style style:name="P13" style:family="paragraph">
      <loext:graphic-properties draw:fill="none" draw:fill-color="#ffffff"/>
      <style:paragraph-properties>
        <style:tab-stops>
          <style:tab-stop style:position="1.493cm"/>
          <style:tab-stop style:position="8.007cm"/>
          <style:tab-stop style:position="14.51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color="#ffffff"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ffffff" fo:font-size="15pt" fo:font-style="italic" fo:font-weight="bold" style:font-size-asian="18pt" style:font-style-asian="italic" style:font-weight-asian="normal" style:font-size-complex="18pt" style:font-style-complex="italic"/>
    </style:style>
    <style:style style:name="T3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4" style:family="text">
      <style:text-properties fo:color="#ffffff" style:font-name="Liberation Sans3" fo:font-size="13pt" fo:font-style="normal" fo:font-weight="bold" style:font-name-asian="Liberation Sans3" style:font-size-asian="18pt" style:font-style-asian="normal" style:font-name-complex="Liberation Sans3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2.5cm" svg:height="14.5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1.272cm" svg:height="0.98cm" svg:x="1.228cm" svg:y="1.5cm">
          <draw:text-box>
            <text:p text:style-name="P2"><text:span text:style-name="T1">MM5D</text:span><text:span text:style-name="T1"><text:tab/></text:span><text:span text:style-name="T2">Programmable controlling and remote monitoring device</text:span></text:p>
          </draw:text-box>
        </draw:frame>
        <draw:line draw:style-name="gr3" draw:text-style-name="P4" draw:layer="layout" svg:x1="1.5cm" svg:y1="2.58cm" svg:x2="22cm" svg:y2="2.5cm">
          <text:p/>
        </draw:line>
        <draw:frame draw:style-name="gr4" draw:text-style-name="P6" draw:layer="layout" svg:width="3cm" svg:height="2.811cm" svg:x="1.6cm" svg:y="4.8cm">
          <draw:text-box>
            <text:p text:style-name="P5"><text:span text:style-name="T3">power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active</text:span></text:p>
          </draw:text-box>
        </draw:frame>
        <draw:custom-shape draw:style-name="gr5" draw:text-style-name="P7" draw:layer="layout" svg:width="7.25cm" svg:height="5cm" svg:x="14.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9" draw:layer="layout" svg:width="17.25cm" svg:height="0.98cm" svg:x="4.75cm" svg:y="7.8cm">
          <draw:text-box>
            <text:p text:style-name="P8"><text:span text:style-name="T3"><text:tab/></text:span><text:span text:style-name="T3">temperature [</text:span><text:span text:style-name="T4">°</text:span><text:span text:style-name="T3">C]</text:span><text:span text:style-name="T3"><text:tab/></text:span><text:span text:style-name="T3">relative humidity [%]</text:span><text:span text:style-name="T3"><text:tab/></text:span><text:span text:style-name="T3">mode</text:span></text:p>
          </draw:text-box>
        </draw:frame>
        <draw:custom-shape draw:style-name="gr6" draw:text-style-name="P10" draw:layer="layout" svg:width="14cm" svg:height="4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0.5cm" svg:height="5.5cm" svg:x="1.5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0.5cm" svg:height="0.95cm" svg:x="1.5cm" svg:y="9.7cm">
          <draw:text-box>
            <text:p text:style-name="P12"><text:span text:style-name="T3"><text:tab/></text:span><text:span text:style-name="T3">manual mode</text:span><text:span text:style-name="T3"><text:tab/></text:span><text:span text:style-name="T3">heating</text:span><text:span text:style-name="T3"><text:tab/></text:span><text:span text:style-name="T3">wrong temperature</text:span></text:p>
          </draw:text-box>
        </draw:frame>
        <draw:custom-shape draw:style-name="gr9" draw:text-style-name="P10" draw:layer="layout" svg:width="0.5cm" svg:height="0.5cm" svg:x="2.25cm" svg:y="9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3.02cm">
          <draw:text-box>
            <text:p text:style-name="P12"><text:span text:style-name="T3"><text:tab/></text:span><text:span text:style-name="T3">opened doors</text:span><text:span text:style-name="T3"><text:tab/></text:span><text:span text:style-name="T3">humidifying</text:span><text:span text:style-name="T3"><text:tab/></text:span><text:span text:style-name="T3">wrong humidity</text:span></text:p>
          </draw:text-box>
        </draw:frame>
        <draw:custom-shape draw:style-name="gr9" draw:text-style-name="P10" draw:layer="layout" svg:width="0.5cm" svg:height="0.5cm" svg:x="2.25cm" svg:y="1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0.8cm">
          <draw:text-box>
            <text:p text:style-name="P12"><text:span text:style-name="T3"><text:tab/></text:span><text:span text:style-name="T3">overcurrent protection</text:span><text:span text:style-name="T3"><text:tab/></text:span><text:span text:style-name="T3">lighting</text:span><text:span text:style-name="T3"><text:tab/></text:span><text:span text:style-name="T3">protection error</text:span></text:p>
          </draw:text-box>
        </draw:frame>
        <draw:custom-shape draw:style-name="gr9" draw:text-style-name="P10" draw:layer="layout" svg:width="0.5cm" svg:height="0.5cm" svg:x="2.25cm" svg:y="1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0.5cm" svg:height="0.95cm" svg:x="1.5cm" svg:y="11.88cm">
          <draw:text-box>
            <text:p text:style-name="P12"><text:span text:style-name="T3"><text:tab/></text:span><text:span text:style-name="T3">water pressure</text:span><text:span text:style-name="T3"><text:tab/></text:span><text:span text:style-name="T3">ventilating</text:span><text:span text:style-name="T3"><text:tab/></text:span><text:span text:style-name="T3">low water pressure</text:span></text:p>
          </draw:text-box>
        </draw:frame>
        <draw:custom-shape draw:style-name="gr9" draw:text-style-name="P10" draw:layer="layout" svg:width="0.5cm" svg:height="0.5cm" svg:x="2.25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8.7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15.25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2.25cm" svg:y="4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2.251cm" svg:y="9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5cm" svg:height="0.5cm" svg:x="2.25cm" svg:y="6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20.25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cm" svg:height="2.811cm" svg:x="19.257cm" svg:y="4.133cm">
          <draw:text-box>
            <text:p text:style-name="P5"><text:span text:style-name="T3"><text:s text:c="2"/></text:span><text:span text:style-name="T3">hyphae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mushro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09-29T14:44:57.101735779</dc:date>
    <dc:creator>Pozsár Zsolt</dc:creator>
    <meta:editing-duration>PT2H46M53S</meta:editing-duration>
    <meta:editing-cycles>25</meta:editing-cycles>
    <dc:title>MM5D termesztőházi vezérlő és távellenőrző egység</dc:title>
    <dc:subject>Előlapi fólia</dc:subject>
    <meta:document-statistic meta:object-count="29"/>
    <meta:user-defined meta:name="Rajzszám">59/5/14</meta:user-defined>
  </office:meta>
</office:document-meta>
</file>